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Comma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Excel_20_Built-in_20_Comma" style:data-style-name="N112">
      <style:table-cell-properties fo:background-color="#dce6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Comma" style:data-style-name="N112">
      <style:table-cell-properties fo:background-color="#ebf1d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Comma" style:data-style-name="N112">
      <style:table-cell-properties fo:background-color="#f2dc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Comma" style:data-style-name="N112">
      <style:table-cell-properties fo:background-color="#e6e0e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/>
          <table:table-cell table:style-name="ce1" office:value-type="string" office:string-value="VCR" calcext:value-type="string">
            <text:p><text:s/>VCR </text:p>
          </table:table-cell>
          <table:table-cell table:style-name="ce1" office:value-type="string" office:string-value="MJH" calcext:value-type="string">
            <text:p><text:s/>MJH </text:p>
          </table:table-cell>
          <table:table-cell table:style-name="ce1" office:value-type="string" office:string-value="JAE" calcext:value-type="string">
            <text:p><text:s/>JAE </text:p>
          </table:table-cell>
          <table:table-cell table:style-name="ce1" office:value-type="string" office:string-value="GHA?" calcext:value-type="string">
            <text:p><text:s/>GHA? </text:p>
          </table:table-cell>
          <table:table-cell table:style-name="ce1" office:value-type="string" office:string-value="MFGR?" calcext:value-type="string">
            <text:p><text:s/>MFGR? </text:p>
          </table:table-cell>
          <table:table-cell table:style-name="ce1" table:number-columns-repeated="2"/>
          <table:table-cell table:style-name="ce1" office:value-type="string" office:string-value="CLO" calcext:value-type="string">
            <text:p><text:s/>CLO </text:p>
          </table:table-cell>
          <table:table-cell table:style-name="ce1" office:value-type="string" office:string-value="RLO" calcext:value-type="string">
            <text:p><text:s/>RLO </text:p>
          </table:table-cell>
          <table:table-cell table:style-name="ce1" office:value-type="string" office:string-value="RRU" calcext:value-type="string">
            <text:p><text:s/>RRU </text:p>
          </table:table-cell>
          <table:table-cell table:style-name="ce1" office:value-type="string" office:string-value="JGZ" calcext:value-type="string">
            <text:p><text:s/>JGZ </text:p>
          </table:table-cell>
          <table:table-cell table:style-name="ce1" table:number-columns-repeated="2"/>
          <table:table-cell table:style-name="ce1" office:value-type="string" office:string-value="FGH" calcext:value-type="string">
            <text:p><text:s/>FGH </text:p>
          </table:table-cell>
          <table:table-cell table:style-name="ce1" office:value-type="string" office:string-value="MGG" calcext:value-type="string">
            <text:p><text:s/>MGG </text:p>
          </table:table-cell>
          <table:table-cell table:style-name="ce1" office:value-type="string" office:string-value="EMT" calcext:value-type="string">
            <text:p><text:s/>EMT 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C3" calcext:value-type="string">
            <text:p><text:s/>C3 </text:p>
          </table:table-cell>
          <table:table-cell table:style-name="ce4" office:value-type="float" office:value="0.08219178" calcext:value-type="float">
            <text:p><text:s/>0.082 <text:s text:c="3"/></text:p>
          </table:table-cell>
          <table:table-cell table:style-name="ce4" office:value-type="float" office:value="0.14173228" calcext:value-type="float">
            <text:p><text:s/>0.142 <text:s text:c="3"/></text:p>
          </table:table-cell>
          <table:table-cell table:style-name="ce5" office:value-type="float" office:value="0.046783626" calcext:value-type="float">
            <text:p><text:s/>0.047 <text:s text:c="3"/></text:p>
          </table:table-cell>
          <table:table-cell table:style-name="ce4" office:value-type="float" office:value="0.18947368" calcext:value-type="float">
            <text:p><text:s/>0.189 <text:s text:c="3"/></text:p>
          </table:table-cell>
          <table:table-cell table:style-name="ce1"/>
          <table:table-cell table:style-name="ce1" table:formula="of:=AVERAGE([.B2:.E2])" office:value-type="float" office:value="0.1150453415" calcext:value-type="float">
            <text:p><text:s/>0.115 <text:s text:c="3"/></text:p>
          </table:table-cell>
          <table:table-cell table:style-name="ce1" table:formula="of:=COM.MICROSOFT.STDEV.S([.B2:.E2])" office:value-type="float" office:value="0.0632212742796036" calcext:value-type="float">
            <text:p><text:s/>0.063 <text:s text:c="3"/></text:p>
          </table:table-cell>
          <table:table-cell table:style-name="ce6" office:value-type="float" office:value="0.045454545" calcext:value-type="float">
            <text:p><text:s/>0.045 <text:s text:c="3"/></text:p>
          </table:table-cell>
          <table:table-cell table:style-name="ce6" office:value-type="float" office:value="0.35353535" calcext:value-type="float">
            <text:p><text:s/>0.354 <text:s text:c="3"/></text:p>
          </table:table-cell>
          <table:table-cell table:style-name="ce6" office:value-type="float" office:value="0.42105263" calcext:value-type="float">
            <text:p><text:s/>0.421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1" table:formula="of:=AVERAGE([.I2:.L2])" office:value-type="float" office:value="0.21258638875" calcext:value-type="float">
            <text:p><text:s/>0.213 <text:s text:c="3"/></text:p>
          </table:table-cell>
          <table:table-cell table:style-name="ce1" table:formula="of:=COM.MICROSOFT.STDEV.S([.I2:.L2])" office:value-type="float" office:value="0.203703264162043" calcext:value-type="float">
            <text:p><text:s/>0.204 <text:s text:c="3"/></text:p>
          </table:table-cell>
          <table:table-cell table:style-name="ce7" office:value-type="float" office:value="0.09090909" calcext:value-type="float">
            <text:p><text:s/>0.091 <text:s text:c="3"/></text:p>
          </table:table-cell>
          <table:table-cell table:style-name="ce5" office:value-type="float" office:value="0.168674699" calcext:value-type="float">
            <text:p><text:s/>0.169 <text:s text:c="3"/></text:p>
          </table:table-cell>
          <table:table-cell table:style-name="ce4" office:value-type="float" office:value="0.19148936" calcext:value-type="float">
            <text:p><text:s/>0.191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C4" calcext:value-type="string">
            <text:p><text:s/>C4 </text:p>
          </table:table-cell>
          <table:table-cell table:style-name="ce4" office:value-type="float" office:value="0.09589041" calcext:value-type="float">
            <text:p><text:s/>0.096 <text:s text:c="3"/></text:p>
          </table:table-cell>
          <table:table-cell table:style-name="ce4" office:value-type="float" office:value="0.12598425" calcext:value-type="float">
            <text:p><text:s/>0.126 <text:s text:c="3"/></text:p>
          </table:table-cell>
          <table:table-cell table:style-name="ce5" office:value-type="float" office:value="0.005847953" calcext:value-type="float">
            <text:p><text:s/>0.006 <text:s text:c="3"/></text:p>
          </table:table-cell>
          <table:table-cell table:style-name="ce4" office:value-type="float" office:value="0.12631579" calcext:value-type="float">
            <text:p><text:s/>0.126 <text:s text:c="3"/></text:p>
          </table:table-cell>
          <table:table-cell table:style-name="ce1"/>
          <table:table-cell table:style-name="ce1" table:formula="of:=AVERAGE([.B3:.E3])" office:value-type="float" office:value="0.08850960075" calcext:value-type="float">
            <text:p><text:s/>0.089 <text:s text:c="3"/></text:p>
          </table:table-cell>
          <table:table-cell table:style-name="ce1" table:formula="of:=COM.MICROSOFT.STDEV.S([.B3:.E3])" office:value-type="float" office:value="0.0569241648626993" calcext:value-type="float">
            <text:p><text:s/>0.057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6" office:value-type="float" office:value="0.4040404" calcext:value-type="float">
            <text:p><text:s/>0.404 <text:s text:c="3"/></text:p>
          </table:table-cell>
          <table:table-cell table:style-name="ce6" office:value-type="float" office:value="0.13157895" calcext:value-type="float">
            <text:p><text:s/>0.132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3:.L3])" office:value-type="float" office:value="0.141480595" calcext:value-type="float">
            <text:p><text:s/>0.141 <text:s text:c="3"/></text:p>
          </table:table-cell>
          <table:table-cell table:style-name="ce1" table:formula="of:=COM.MICROSOFT.STDEV.S([.I3:.L3])" office:value-type="float" office:value="0.183859460364184" calcext:value-type="float">
            <text:p><text:s/>0.184 <text:s text:c="3"/></text:p>
          </table:table-cell>
          <table:table-cell table:style-name="ce7" office:value-type="float" office:value="0.04545455" calcext:value-type="float">
            <text:p><text:s/>0.045 <text:s text:c="3"/></text:p>
          </table:table-cell>
          <table:table-cell table:style-name="ce5" office:value-type="float" office:value="0.138554217" calcext:value-type="float">
            <text:p><text:s/>0.139 <text:s text:c="3"/></text:p>
          </table:table-cell>
          <table:table-cell table:style-name="ce4" office:value-type="float" office:value="0.21276596" calcext:value-type="float">
            <text:p><text:s/>0.213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CZ" calcext:value-type="string">
            <text:p><text:s/>CZ </text:p>
          </table:table-cell>
          <table:table-cell table:style-name="ce4" office:value-type="float" office:value="0.02739726" calcext:value-type="float">
            <text:p><text:s/>0.027 <text:s text:c="3"/></text:p>
          </table:table-cell>
          <table:table-cell table:style-name="ce4" office:value-type="float" office:value="0.12598425" calcext:value-type="float">
            <text:p><text:s/>0.126 <text:s text:c="3"/></text:p>
          </table:table-cell>
          <table:table-cell table:style-name="ce5" office:value-type="float" office:value="0.005847953" calcext:value-type="float">
            <text:p><text:s/>0.006 <text:s text:c="3"/></text:p>
          </table:table-cell>
          <table:table-cell table:style-name="ce4" office:value-type="float" office:value="0.09473684" calcext:value-type="float">
            <text:p><text:s/>0.095 <text:s text:c="3"/></text:p>
          </table:table-cell>
          <table:table-cell table:style-name="ce1"/>
          <table:table-cell table:style-name="ce1" table:formula="of:=AVERAGE([.B4:.E4])" office:value-type="float" office:value="0.06349157575" calcext:value-type="float">
            <text:p><text:s/>0.063 <text:s text:c="3"/></text:p>
          </table:table-cell>
          <table:table-cell table:style-name="ce1" table:formula="of:=COM.MICROSOFT.STDEV.S([.B4:.E4])" office:value-type="float" office:value="0.0562944276288336" calcext:value-type="float">
            <text:p><text:s/>0.056 <text:s text:c="3"/></text:p>
          </table:table-cell>
          <table:table-cell table:style-name="ce6" office:value-type="float" office:value="0.037878788" calcext:value-type="float">
            <text:p><text:s/>0.038 <text:s text:c="3"/></text:p>
          </table:table-cell>
          <table:table-cell table:style-name="ce6" office:value-type="float" office:value="0.22222222" calcext:value-type="float">
            <text:p><text:s/>0.222 <text:s text:c="3"/></text:p>
          </table:table-cell>
          <table:table-cell table:style-name="ce6" office:value-type="float" office:value="0.10526316" calcext:value-type="float">
            <text:p><text:s/>0.105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1" table:formula="of:=AVERAGE([.I4:.L4])" office:value-type="float" office:value="0.0989167995" calcext:value-type="float">
            <text:p><text:s/>0.099 <text:s text:c="3"/></text:p>
          </table:table-cell>
          <table:table-cell table:style-name="ce1" table:formula="of:=COM.MICROSOFT.STDEV.S([.I4:.L4])" office:value-type="float" office:value="0.0888406649178761" calcext:value-type="float">
            <text:p><text:s/>0.089 <text:s text:c="3"/></text:p>
          </table:table-cell>
          <table:table-cell table:style-name="ce7" office:value-type="float" office:value="0.04545455" calcext:value-type="float">
            <text:p><text:s/>0.045 <text:s text:c="3"/></text:p>
          </table:table-cell>
          <table:table-cell table:style-name="ce5" office:value-type="float" office:value="0.078313253" calcext:value-type="float">
            <text:p><text:s/>0.078 <text:s text:c="3"/></text:p>
          </table:table-cell>
          <table:table-cell table:style-name="ce4" office:value-type="float" office:value="0.25531915" calcext:value-type="float">
            <text:p><text:s/>0.255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F3" calcext:value-type="string">
            <text:p><text:s/>F3 </text:p>
          </table:table-cell>
          <table:table-cell table:style-name="ce4" office:value-type="float" office:value="0.06849315" calcext:value-type="float">
            <text:p><text:s/>0.068 <text:s text:c="3"/></text:p>
          </table:table-cell>
          <table:table-cell table:style-name="ce4" office:value-type="float" office:value="0.18110236" calcext:value-type="float">
            <text:p><text:s/>0.181 <text:s text:c="3"/></text:p>
          </table:table-cell>
          <table:table-cell table:style-name="ce5" office:value-type="float" office:value="0.01754386" calcext:value-type="float">
            <text:p><text:s/>0.018 <text:s text:c="3"/></text:p>
          </table:table-cell>
          <table:table-cell table:style-name="ce4" office:value-type="float" office:value="0.14736842" calcext:value-type="float">
            <text:p><text:s/>0.147 <text:s text:c="3"/></text:p>
          </table:table-cell>
          <table:table-cell table:style-name="ce1"/>
          <table:table-cell table:style-name="ce1" table:formula="of:=AVERAGE([.B5:.E5])" office:value-type="float" office:value="0.1036269475" calcext:value-type="float">
            <text:p><text:s/>0.104 <text:s text:c="3"/></text:p>
          </table:table-cell>
          <table:table-cell table:style-name="ce1" table:formula="of:=COM.MICROSOFT.STDEV.S([.B5:.E5])" office:value-type="float" office:value="0.0742976842142855" calcext:value-type="float">
            <text:p><text:s/>0.074 <text:s text:c="3"/></text:p>
          </table:table-cell>
          <table:table-cell table:style-name="ce6" office:value-type="float" office:value="0.053030303" calcext:value-type="float">
            <text:p><text:s/>0.053 <text:s text:c="3"/></text:p>
          </table:table-cell>
          <table:table-cell table:style-name="ce6" office:value-type="float" office:value="0.43434343" calcext:value-type="float">
            <text:p><text:s/>0.434 <text:s text:c="3"/></text:p>
          </table:table-cell>
          <table:table-cell table:style-name="ce6" office:value-type="float" office:value="0.07894737" calcext:value-type="float">
            <text:p><text:s/>0.079 <text:s text:c="3"/></text:p>
          </table:table-cell>
          <table:table-cell table:style-name="ce6" office:value-type="float" office:value="0.09090909" calcext:value-type="float">
            <text:p><text:s/>0.091 <text:s text:c="3"/></text:p>
          </table:table-cell>
          <table:table-cell table:style-name="ce1" table:formula="of:=AVERAGE([.I5:.L5])" office:value-type="float" office:value="0.16430754825" calcext:value-type="float">
            <text:p><text:s/>0.164 <text:s text:c="3"/></text:p>
          </table:table-cell>
          <table:table-cell table:style-name="ce1" table:formula="of:=COM.MICROSOFT.STDEV.S([.I5:.L5])" office:value-type="float" office:value="0.18071681018219" calcext:value-type="float">
            <text:p><text:s/>0.181 <text:s text:c="3"/></text:p>
          </table:table-cell>
          <table:table-cell table:style-name="ce7" office:value-type="float" office:value="0.27272727" calcext:value-type="float">
            <text:p><text:s/>0.273 <text:s text:c="3"/></text:p>
          </table:table-cell>
          <table:table-cell table:style-name="ce5" office:value-type="float" office:value="0.084337349" calcext:value-type="float">
            <text:p><text:s/>0.084 <text:s text:c="3"/></text:p>
          </table:table-cell>
          <table:table-cell table:style-name="ce4" office:value-type="float" office:value="0.08510638" calcext:value-type="float">
            <text:p><text:s/>0.085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F4" calcext:value-type="string">
            <text:p><text:s/>F4 </text:p>
          </table:table-cell>
          <table:table-cell table:style-name="ce4" office:value-type="float" office:value="0.15068493" calcext:value-type="float">
            <text:p><text:s/>0.151 <text:s text:c="3"/></text:p>
          </table:table-cell>
          <table:table-cell table:style-name="ce4" office:value-type="float" office:value="0.18110236" calcext:value-type="float">
            <text:p><text:s/>0.181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16842105" calcext:value-type="float">
            <text:p><text:s/>0.168 <text:s text:c="3"/></text:p>
          </table:table-cell>
          <table:table-cell table:style-name="ce1"/>
          <table:table-cell table:style-name="ce1" table:formula="of:=AVERAGE([.B6:.E6])" office:value-type="float" office:value="0.125052085" calcext:value-type="float">
            <text:p><text:s/>0.125 <text:s text:c="3"/></text:p>
          </table:table-cell>
          <table:table-cell table:style-name="ce1" table:formula="of:=COM.MICROSOFT.STDEV.S([.B6:.E6])" office:value-type="float" office:value="0.0842962378725332" calcext:value-type="float">
            <text:p><text:s/>0.084 <text:s text:c="3"/></text:p>
          </table:table-cell>
          <table:table-cell table:style-name="ce6" office:value-type="float" office:value="0.045454545" calcext:value-type="float">
            <text:p><text:s/>0.045 <text:s text:c="3"/></text:p>
          </table:table-cell>
          <table:table-cell table:style-name="ce6" office:value-type="float" office:value="0.36363636" calcext:value-type="float">
            <text:p><text:s/>0.364 <text:s text:c="3"/></text:p>
          </table:table-cell>
          <table:table-cell table:style-name="ce6" office:value-type="float" office:value="0.13157895" calcext:value-type="float">
            <text:p><text:s/>0.132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6:.L6])" office:value-type="float" office:value="0.13516746375" calcext:value-type="float">
            <text:p><text:s/>0.135 <text:s text:c="3"/></text:p>
          </table:table-cell>
          <table:table-cell table:style-name="ce1" table:formula="of:=COM.MICROSOFT.STDEV.S([.I6:.L6])" office:value-type="float" office:value="0.161791599526344" calcext:value-type="float">
            <text:p><text:s/>0.162 <text:s text:c="3"/></text:p>
          </table:table-cell>
          <table:table-cell table:style-name="ce7" office:value-type="float" office:value="0" calcext:value-type="float">
            <text:p><text:s/>- <text:s text:c="5"/></text:p>
          </table:table-cell>
          <table:table-cell table:style-name="ce5" office:value-type="float" office:value="0.024096386" calcext:value-type="float">
            <text:p><text:s/>0.024 <text:s text:c="3"/></text:p>
          </table:table-cell>
          <table:table-cell table:style-name="ce4" office:value-type="float" office:value="0.31914894" calcext:value-type="float">
            <text:p><text:s/>0.319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F7" calcext:value-type="string">
            <text:p><text:s/>F7 </text:p>
          </table:table-cell>
          <table:table-cell table:style-name="ce4" office:value-type="float" office:value="0.06849315" calcext:value-type="float">
            <text:p><text:s/>0.068 <text:s text:c="3"/></text:p>
          </table:table-cell>
          <table:table-cell table:style-name="ce4" office:value-type="float" office:value="0.11811024" calcext:value-type="float">
            <text:p><text:s/>0.118 <text:s text:c="3"/></text:p>
          </table:table-cell>
          <table:table-cell table:style-name="ce5" office:value-type="float" office:value="0.005847953" calcext:value-type="float">
            <text:p><text:s/>0.006 <text:s text:c="3"/></text:p>
          </table:table-cell>
          <table:table-cell table:style-name="ce4" office:value-type="float" office:value="0.23157895" calcext:value-type="float">
            <text:p><text:s/>0.232 <text:s text:c="3"/></text:p>
          </table:table-cell>
          <table:table-cell table:style-name="ce1"/>
          <table:table-cell table:style-name="ce1" table:formula="of:=AVERAGE([.B7:.E7])" office:value-type="float" office:value="0.10600757325" calcext:value-type="float">
            <text:p><text:s/>0.106 <text:s text:c="3"/></text:p>
          </table:table-cell>
          <table:table-cell table:style-name="ce1" table:formula="of:=COM.MICROSOFT.STDEV.S([.B7:.E7])" office:value-type="float" office:value="0.0954880911977271" calcext:value-type="float">
            <text:p><text:s/>0.095 <text:s text:c="3"/></text:p>
          </table:table-cell>
          <table:table-cell table:style-name="ce6" office:value-type="float" office:value="0.007575758" calcext:value-type="float">
            <text:p><text:s/>0.008 <text:s text:c="3"/></text:p>
          </table:table-cell>
          <table:table-cell table:style-name="ce6" office:value-type="float" office:value="0.18181818" calcext:value-type="float">
            <text:p><text:s/>0.182 <text:s text:c="3"/></text:p>
          </table:table-cell>
          <table:table-cell table:number-columns-repeated="2" table:style-name="ce6" office:value-type="float" office:value="0" calcext:value-type="float">
            <text:p><text:s/>- <text:s text:c="5"/></text:p>
          </table:table-cell>
          <table:table-cell table:style-name="ce1" table:formula="of:=AVERAGE([.I7:.L7])" office:value-type="float" office:value="0.0473484845" calcext:value-type="float">
            <text:p><text:s/>0.047 <text:s text:c="3"/></text:p>
          </table:table-cell>
          <table:table-cell table:style-name="ce1" table:formula="of:=COM.MICROSOFT.STDEV.S([.I7:.L7])" office:value-type="float" office:value="0.0897175693495984" calcext:value-type="float">
            <text:p><text:s/>0.090 <text:s text:c="3"/></text:p>
          </table:table-cell>
          <table:table-cell table:style-name="ce7" office:value-type="float" office:value="0" calcext:value-type="float">
            <text:p><text:s/>- <text:s text:c="5"/></text:p>
          </table:table-cell>
          <table:table-cell table:style-name="ce5" office:value-type="float" office:value="0.012048193" calcext:value-type="float">
            <text:p><text:s/>0.012 <text:s text:c="3"/></text:p>
          </table:table-cell>
          <table:table-cell table:style-name="ce4" office:value-type="float" office:value="0.04255319" calcext:value-type="float">
            <text:p><text:s/>0.043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F8" calcext:value-type="string">
            <text:p><text:s/>F8 </text:p>
          </table:table-cell>
          <table:table-cell table:style-name="ce4" office:value-type="float" office:value="0.05479452" calcext:value-type="float">
            <text:p><text:s/>0.055 <text:s text:c="3"/></text:p>
          </table:table-cell>
          <table:table-cell table:style-name="ce4" office:value-type="float" office:value="0.08661417" calcext:value-type="float">
            <text:p><text:s/>0.087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24210526" calcext:value-type="float">
            <text:p><text:s/>0.242 <text:s text:c="3"/></text:p>
          </table:table-cell>
          <table:table-cell table:style-name="ce1"/>
          <table:table-cell table:style-name="ce1" table:formula="of:=AVERAGE([.B8:.E8])" office:value-type="float" office:value="0.0958784875" calcext:value-type="float">
            <text:p><text:s/>0.096 <text:s text:c="3"/></text:p>
          </table:table-cell>
          <table:table-cell table:style-name="ce1" table:formula="of:=COM.MICROSOFT.STDEV.S([.B8:.E8])" office:value-type="float" office:value="0.103840700635374" calcext:value-type="float">
            <text:p><text:s/>0.104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6" office:value-type="float" office:value="0.23232323" calcext:value-type="float">
            <text:p><text:s/>0.232 <text:s text:c="3"/></text:p>
          </table:table-cell>
          <table:table-cell table:style-name="ce6" office:value-type="float" office:value="0.02631579" calcext:value-type="float">
            <text:p><text:s/>0.026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8:.L8])" office:value-type="float" office:value="0.0722355125" calcext:value-type="float">
            <text:p><text:s/>0.072 <text:s text:c="3"/></text:p>
          </table:table-cell>
          <table:table-cell table:style-name="ce1" table:formula="of:=COM.MICROSOFT.STDEV.S([.I8:.L8])" office:value-type="float" office:value="0.10756858364719" calcext:value-type="float">
            <text:p><text:s/>0.108 <text:s text:c="3"/></text:p>
          </table:table-cell>
          <table:table-cell table:style-name="ce7" office:value-type="float" office:value="0" calcext:value-type="float">
            <text:p><text:s/>- <text:s text:c="5"/></text:p>
          </table:table-cell>
          <table:table-cell table:style-name="ce5" office:value-type="float" office:value="0.012048193" calcext:value-type="float">
            <text:p><text:s/>0.012 <text:s text:c="3"/></text:p>
          </table:table-cell>
          <table:table-cell table:style-name="ce4" office:value-type="float" office:value="0.23404255" calcext:value-type="float">
            <text:p><text:s/>0.234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FP1" calcext:value-type="string">
            <text:p><text:s/>FP1 </text:p>
          </table:table-cell>
          <table:table-cell table:style-name="ce4" office:value-type="float" office:value="0.02739726" calcext:value-type="float">
            <text:p><text:s/>0.027 <text:s text:c="3"/></text:p>
          </table:table-cell>
          <table:table-cell table:style-name="ce4" office:value-type="float" office:value="0.05511811" calcext:value-type="float">
            <text:p><text:s/>0.055 <text:s text:c="3"/></text:p>
          </table:table-cell>
          <table:table-cell table:style-name="ce5" office:value-type="float" office:value="0.058479532" calcext:value-type="float">
            <text:p><text:s/>0.058 <text:s text:c="3"/></text:p>
          </table:table-cell>
          <table:table-cell table:style-name="ce4" office:value-type="float" office:value="0.25263158" calcext:value-type="float">
            <text:p><text:s/>0.253 <text:s text:c="3"/></text:p>
          </table:table-cell>
          <table:table-cell table:style-name="ce1"/>
          <table:table-cell table:style-name="ce1" table:formula="of:=AVERAGE([.B9:.E9])" office:value-type="float" office:value="0.0984066205" calcext:value-type="float">
            <text:p><text:s/>0.098 <text:s text:c="3"/></text:p>
          </table:table-cell>
          <table:table-cell table:style-name="ce1" table:formula="of:=COM.MICROSOFT.STDEV.S([.B9:.E9])" office:value-type="float" office:value="0.103755698556418" calcext:value-type="float">
            <text:p><text:s/>0.104 <text:s text:c="3"/></text:p>
          </table:table-cell>
          <table:table-cell table:number-columns-repeated="2" table:style-name="ce6" office:value-type="float" office:value="0" calcext:value-type="float">
            <text:p><text:s/>- <text:s text:c="5"/></text:p>
          </table:table-cell>
          <table:table-cell table:style-name="ce6" office:value-type="float" office:value="0.02631579" calcext:value-type="float">
            <text:p><text:s/>0.026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9:.L9])" office:value-type="float" office:value="0.0065789475" calcext:value-type="float">
            <text:p><text:s/>0.007 <text:s text:c="3"/></text:p>
          </table:table-cell>
          <table:table-cell table:style-name="ce1" table:formula="of:=COM.MICROSOFT.STDEV.S([.I9:.L9])" office:value-type="float" office:value="0.013157895" calcext:value-type="float">
            <text:p><text:s/>0.013 <text:s text:c="3"/></text:p>
          </table:table-cell>
          <table:table-cell table:style-name="ce7" office:value-type="float" office:value="1" calcext:value-type="float">
            <text:p><text:s/>1.000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17021277" calcext:value-type="float">
            <text:p><text:s/>0.170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FP2" calcext:value-type="string">
            <text:p><text:s/>FP2 </text:p>
          </table:table-cell>
          <table:table-cell table:style-name="ce4" office:value-type="float" office:value="0.01369863" calcext:value-type="float">
            <text:p><text:s/>0.014 <text:s text:c="3"/></text:p>
          </table:table-cell>
          <table:table-cell table:style-name="ce4" office:value-type="float" office:value="0.04724409" calcext:value-type="float">
            <text:p><text:s/>0.047 <text:s text:c="3"/></text:p>
          </table:table-cell>
          <table:table-cell table:style-name="ce5" office:value-type="float" office:value="0.005847953" calcext:value-type="float">
            <text:p><text:s/>0.006 <text:s text:c="3"/></text:p>
          </table:table-cell>
          <table:table-cell table:style-name="ce4" office:value-type="float" office:value="0.10526316" calcext:value-type="float">
            <text:p><text:s/>0.105 <text:s text:c="3"/></text:p>
          </table:table-cell>
          <table:table-cell table:style-name="ce1"/>
          <table:table-cell table:style-name="ce1" table:formula="of:=AVERAGE([.B10:.E10])" office:value-type="float" office:value="0.04301345825" calcext:value-type="float">
            <text:p><text:s/>0.043 <text:s text:c="3"/></text:p>
          </table:table-cell>
          <table:table-cell table:style-name="ce1" table:formula="of:=COM.MICROSOFT.STDEV.S([.B10:.E10])" office:value-type="float" office:value="0.0452163596823939" calcext:value-type="float">
            <text:p><text:s/>0.045 <text:s text:c="3"/></text:p>
          </table:table-cell>
          <table:table-cell table:style-name="ce6" office:value-type="float" office:value="0.007575758" calcext:value-type="float">
            <text:p><text:s/>0.008 <text:s text:c="3"/></text:p>
          </table:table-cell>
          <table:table-cell table:style-name="ce6" office:value-type="float" office:value="0.15151515" calcext:value-type="float">
            <text:p><text:s/>0.152 <text:s text:c="3"/></text:p>
          </table:table-cell>
          <table:table-cell table:style-name="ce6" office:value-type="float" office:value="0.02631579" calcext:value-type="float">
            <text:p><text:s/>0.026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10:.L10])" office:value-type="float" office:value="0.0463516745" calcext:value-type="float">
            <text:p><text:s/>0.046 <text:s text:c="3"/></text:p>
          </table:table-cell>
          <table:table-cell table:style-name="ce1" table:formula="of:=COM.MICROSOFT.STDEV.S([.I10:.L10])" office:value-type="float" office:value="0.0709761525122003" calcext:value-type="float">
            <text:p><text:s/>0.071 <text:s text:c="3"/></text:p>
          </table:table-cell>
          <table:table-cell table:style-name="ce7" office:value-type="float" office:value="0" calcext:value-type="float">
            <text:p><text:s/>- <text:s text:c="5"/></text:p>
          </table:table-cell>
          <table:table-cell table:style-name="ce5" office:value-type="float" office:value="0.006024096" calcext:value-type="float">
            <text:p><text:s/>0.006 <text:s text:c="3"/></text:p>
          </table:table-cell>
          <table:table-cell table:style-name="ce4" office:value-type="float" office:value="0.08510638" calcext:value-type="float">
            <text:p><text:s/>0.085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FZ" calcext:value-type="string">
            <text:p><text:s/>FZ </text:p>
          </table:table-cell>
          <table:table-cell table:style-name="ce4" office:value-type="float" office:value="0.15068493" calcext:value-type="float">
            <text:p><text:s/>0.151 <text:s text:c="3"/></text:p>
          </table:table-cell>
          <table:table-cell table:style-name="ce4" office:value-type="float" office:value="0.14173228" calcext:value-type="float">
            <text:p><text:s/>0.142 <text:s text:c="3"/></text:p>
          </table:table-cell>
          <table:table-cell table:style-name="ce5" office:value-type="float" office:value="0.011695906" calcext:value-type="float">
            <text:p><text:s/>0.012 <text:s text:c="3"/></text:p>
          </table:table-cell>
          <table:table-cell table:style-name="ce4" office:value-type="float" office:value="0.12631579" calcext:value-type="float">
            <text:p><text:s/>0.126 <text:s text:c="3"/></text:p>
          </table:table-cell>
          <table:table-cell table:style-name="ce1"/>
          <table:table-cell table:style-name="ce1" table:formula="of:=AVERAGE([.B11:.E11])" office:value-type="float" office:value="0.1076072265" calcext:value-type="float">
            <text:p><text:s/>0.108 <text:s text:c="3"/></text:p>
          </table:table-cell>
          <table:table-cell table:style-name="ce1" table:formula="of:=COM.MICROSOFT.STDEV.S([.B11:.E11])" office:value-type="float" office:value="0.0647281483423789" calcext:value-type="float">
            <text:p><text:s/>0.065 <text:s text:c="3"/></text:p>
          </table:table-cell>
          <table:table-cell table:style-name="ce6" office:value-type="float" office:value="0.053030303" calcext:value-type="float">
            <text:p><text:s/>0.053 <text:s text:c="3"/></text:p>
          </table:table-cell>
          <table:table-cell table:style-name="ce6" office:value-type="float" office:value="0.38383838" calcext:value-type="float">
            <text:p><text:s/>0.384 <text:s text:c="3"/></text:p>
          </table:table-cell>
          <table:table-cell table:style-name="ce6" office:value-type="float" office:value="0.05263158" calcext:value-type="float">
            <text:p><text:s/>0.053 <text:s text:c="3"/></text:p>
          </table:table-cell>
          <table:table-cell table:style-name="ce6" office:value-type="float" office:value="0.06060606" calcext:value-type="float">
            <text:p><text:s/>0.061 <text:s text:c="3"/></text:p>
          </table:table-cell>
          <table:table-cell table:style-name="ce1" table:formula="of:=AVERAGE([.I11:.L11])" office:value-type="float" office:value="0.13752658075" calcext:value-type="float">
            <text:p><text:s/>0.138 <text:s text:c="3"/></text:p>
          </table:table-cell>
          <table:table-cell table:style-name="ce1" table:formula="of:=COM.MICROSOFT.STDEV.S([.I11:.L11])" office:value-type="float" office:value="0.164248846843411" calcext:value-type="float">
            <text:p><text:s/>0.164 <text:s text:c="3"/></text:p>
          </table:table-cell>
          <table:table-cell table:style-name="ce7" office:value-type="float" office:value="0" calcext:value-type="float">
            <text:p><text:s/>- <text:s text:c="5"/></text:p>
          </table:table-cell>
          <table:table-cell table:style-name="ce5" office:value-type="float" office:value="0.120481928" calcext:value-type="float">
            <text:p><text:s/>0.120 <text:s text:c="3"/></text:p>
          </table:table-cell>
          <table:table-cell table:style-name="ce4" office:value-type="float" office:value="0.29787234" calcext:value-type="float">
            <text:p><text:s/>0.298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O1" calcext:value-type="string">
            <text:p><text:s/>O1 </text:p>
          </table:table-cell>
          <table:table-cell table:style-name="ce4" office:value-type="float" office:value="0.1369863" calcext:value-type="float">
            <text:p><text:s/>0.137 <text:s text:c="3"/></text:p>
          </table:table-cell>
          <table:table-cell table:style-name="ce4" office:value-type="float" office:value="0.15748031" calcext:value-type="float">
            <text:p><text:s/>0.157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28421053" calcext:value-type="float">
            <text:p><text:s/>0.284 <text:s text:c="3"/></text:p>
          </table:table-cell>
          <table:table-cell table:style-name="ce1"/>
          <table:table-cell table:style-name="ce1" table:formula="of:=AVERAGE([.B12:.E12])" office:value-type="float" office:value="0.144669285" calcext:value-type="float">
            <text:p><text:s/>0.145 <text:s text:c="3"/></text:p>
          </table:table-cell>
          <table:table-cell table:style-name="ce1" table:formula="of:=COM.MICROSOFT.STDEV.S([.B12:.E12])" office:value-type="float" office:value="0.116367394772794" calcext:value-type="float">
            <text:p><text:s/>0.116 <text:s text:c="3"/></text:p>
          </table:table-cell>
          <table:table-cell table:style-name="ce6" office:value-type="float" office:value="0.015151515" calcext:value-type="float">
            <text:p><text:s/>0.015 <text:s text:c="3"/></text:p>
          </table:table-cell>
          <table:table-cell table:style-name="ce6" office:value-type="float" office:value="0.25252525" calcext:value-type="float">
            <text:p><text:s/>0.253 <text:s text:c="3"/></text:p>
          </table:table-cell>
          <table:table-cell table:style-name="ce6" office:value-type="float" office:value="0.23684211" calcext:value-type="float">
            <text:p><text:s/>0.237 <text:s text:c="3"/></text:p>
          </table:table-cell>
          <table:table-cell table:style-name="ce6" office:value-type="float" office:value="0.06060606" calcext:value-type="float">
            <text:p><text:s/>0.061 <text:s text:c="3"/></text:p>
          </table:table-cell>
          <table:table-cell table:style-name="ce1" table:formula="of:=AVERAGE([.I12:.L12])" office:value-type="float" office:value="0.14128123375" calcext:value-type="float">
            <text:p><text:s/>0.141 <text:s text:c="3"/></text:p>
          </table:table-cell>
          <table:table-cell table:style-name="ce1" table:formula="of:=COM.MICROSOFT.STDEV.S([.I12:.L12])" office:value-type="float" office:value="0.121001793144626" calcext:value-type="float">
            <text:p><text:s/>0.121 <text:s text:c="3"/></text:p>
          </table:table-cell>
          <table:table-cell table:style-name="ce7" office:value-type="float" office:value="0.22727273" calcext:value-type="float">
            <text:p><text:s/>0.227 <text:s text:c="3"/></text:p>
          </table:table-cell>
          <table:table-cell table:style-name="ce5" office:value-type="float" office:value="0.108433735" calcext:value-type="float">
            <text:p><text:s/>0.108 <text:s text:c="3"/></text:p>
          </table:table-cell>
          <table:table-cell table:style-name="ce4" office:value-type="float" office:value="0.27659574" calcext:value-type="float">
            <text:p><text:s/>0.277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O2" calcext:value-type="string">
            <text:p><text:s/>O2 </text:p>
          </table:table-cell>
          <table:table-cell table:style-name="ce4" office:value-type="float" office:value="0.17808219" calcext:value-type="float">
            <text:p><text:s/>0.178 <text:s text:c="3"/></text:p>
          </table:table-cell>
          <table:table-cell table:style-name="ce4" office:value-type="float" office:value="0.18110236" calcext:value-type="float">
            <text:p><text:s/>0.181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27368421" calcext:value-type="float">
            <text:p><text:s/>0.274 <text:s text:c="3"/></text:p>
          </table:table-cell>
          <table:table-cell table:style-name="ce1"/>
          <table:table-cell table:style-name="ce1" table:formula="of:=AVERAGE([.B13:.E13])" office:value-type="float" office:value="0.15821719" calcext:value-type="float">
            <text:p><text:s/>0.158 <text:s text:c="3"/></text:p>
          </table:table-cell>
          <table:table-cell table:style-name="ce1" table:formula="of:=COM.MICROSOFT.STDEV.S([.B13:.E13])" office:value-type="float" office:value="0.114431436750142" calcext:value-type="float">
            <text:p><text:s/>0.114 <text:s text:c="3"/></text:p>
          </table:table-cell>
          <table:table-cell table:style-name="ce6" office:value-type="float" office:value="0.022727273" calcext:value-type="float">
            <text:p><text:s/>0.023 <text:s text:c="3"/></text:p>
          </table:table-cell>
          <table:table-cell table:style-name="ce6" office:value-type="float" office:value="0.34343434" calcext:value-type="float">
            <text:p><text:s/>0.343 <text:s text:c="3"/></text:p>
          </table:table-cell>
          <table:table-cell table:style-name="ce6" office:value-type="float" office:value="0.23684211" calcext:value-type="float">
            <text:p><text:s/>0.237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1" table:formula="of:=AVERAGE([.I13:.L13])" office:value-type="float" office:value="0.15832668825" calcext:value-type="float">
            <text:p><text:s/>0.158 <text:s text:c="3"/></text:p>
          </table:table-cell>
          <table:table-cell table:style-name="ce1" table:formula="of:=COM.MICROSOFT.STDEV.S([.I13:.L13])" office:value-type="float" office:value="0.158331690528496" calcext:value-type="float">
            <text:p><text:s/>0.158 <text:s text:c="3"/></text:p>
          </table:table-cell>
          <table:table-cell table:style-name="ce7" office:value-type="float" office:value="0.04545455" calcext:value-type="float">
            <text:p><text:s/>0.045 <text:s text:c="3"/></text:p>
          </table:table-cell>
          <table:table-cell table:style-name="ce5" office:value-type="float" office:value="0.072289157" calcext:value-type="float">
            <text:p><text:s/>0.072 <text:s text:c="3"/></text:p>
          </table:table-cell>
          <table:table-cell table:style-name="ce4" office:value-type="float" office:value="0.10638298" calcext:value-type="float">
            <text:p><text:s/>0.106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P3" calcext:value-type="string">
            <text:p><text:s/>P3 </text:p>
          </table:table-cell>
          <table:table-cell table:style-name="ce4" office:value-type="float" office:value="0.08219178" calcext:value-type="float">
            <text:p><text:s/>0.082 <text:s text:c="3"/></text:p>
          </table:table-cell>
          <table:table-cell table:style-name="ce4" office:value-type="float" office:value="0.13385827" calcext:value-type="float">
            <text:p><text:s/>0.134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26315789" calcext:value-type="float">
            <text:p><text:s/>0.263 <text:s text:c="3"/></text:p>
          </table:table-cell>
          <table:table-cell table:style-name="ce1"/>
          <table:table-cell table:style-name="ce1" table:formula="of:=AVERAGE([.B14:.E14])" office:value-type="float" office:value="0.119801985" calcext:value-type="float">
            <text:p><text:s/>0.120 <text:s text:c="3"/></text:p>
          </table:table-cell>
          <table:table-cell table:style-name="ce1" table:formula="of:=COM.MICROSOFT.STDEV.S([.B14:.E14])" office:value-type="float" office:value="0.110326089051884" calcext:value-type="float">
            <text:p><text:s/>0.110 <text:s text:c="3"/></text:p>
          </table:table-cell>
          <table:table-cell table:style-name="ce6" office:value-type="float" office:value="0.037878788" calcext:value-type="float">
            <text:p><text:s/>0.038 <text:s text:c="3"/></text:p>
          </table:table-cell>
          <table:table-cell table:style-name="ce6" office:value-type="float" office:value="0.33333333" calcext:value-type="float">
            <text:p><text:s/>0.333 <text:s text:c="3"/></text:p>
          </table:table-cell>
          <table:table-cell table:style-name="ce6" office:value-type="float" office:value="0.21052632" calcext:value-type="float">
            <text:p><text:s/>0.211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14:.L14])" office:value-type="float" office:value="0.1454346095" calcext:value-type="float">
            <text:p><text:s/>0.145 <text:s text:c="3"/></text:p>
          </table:table-cell>
          <table:table-cell table:style-name="ce1" table:formula="of:=COM.MICROSOFT.STDEV.S([.I14:.L14])" office:value-type="float" office:value="0.1552013104759" calcext:value-type="float">
            <text:p><text:s/>0.155 <text:s text:c="3"/></text:p>
          </table:table-cell>
          <table:table-cell table:style-name="ce7" office:value-type="float" office:value="0.04545455" calcext:value-type="float">
            <text:p><text:s/>0.045 <text:s text:c="3"/></text:p>
          </table:table-cell>
          <table:table-cell table:style-name="ce5" office:value-type="float" office:value="0.144578313" calcext:value-type="float">
            <text:p><text:s/>0.145 <text:s text:c="3"/></text:p>
          </table:table-cell>
          <table:table-cell table:style-name="ce4" office:value-type="float" office:value="0.23404255" calcext:value-type="float">
            <text:p><text:s/>0.234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P4" calcext:value-type="string">
            <text:p><text:s/>P4 </text:p>
          </table:table-cell>
          <table:table-cell table:style-name="ce4" office:value-type="float" office:value="0.05479452" calcext:value-type="float">
            <text:p><text:s/>0.055 <text:s text:c="3"/></text:p>
          </table:table-cell>
          <table:table-cell table:style-name="ce4" office:value-type="float" office:value="0.1496063" calcext:value-type="float">
            <text:p><text:s/>0.150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29473684" calcext:value-type="float">
            <text:p><text:s/>0.295 <text:s text:c="3"/></text:p>
          </table:table-cell>
          <table:table-cell table:style-name="ce1"/>
          <table:table-cell table:style-name="ce1" table:formula="of:=AVERAGE([.B15:.E15])" office:value-type="float" office:value="0.124784415" calcext:value-type="float">
            <text:p><text:s/>0.125 <text:s text:c="3"/></text:p>
          </table:table-cell>
          <table:table-cell table:style-name="ce1" table:formula="of:=COM.MICROSOFT.STDEV.S([.B15:.E15])" office:value-type="float" office:value="0.129060306791486" calcext:value-type="float">
            <text:p><text:s/>0.129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6" office:value-type="float" office:value="0.27272727" calcext:value-type="float">
            <text:p><text:s/>0.273 <text:s text:c="3"/></text:p>
          </table:table-cell>
          <table:table-cell table:style-name="ce6" office:value-type="float" office:value="0.13157895" calcext:value-type="float">
            <text:p><text:s/>0.132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1" table:formula="of:=AVERAGE([.I15:.L15])" office:value-type="float" office:value="0.11622807" calcext:value-type="float">
            <text:p><text:s/>0.116 <text:s text:c="3"/></text:p>
          </table:table-cell>
          <table:table-cell table:style-name="ce1" table:formula="of:=COM.MICROSOFT.STDEV.S([.I15:.L15])" office:value-type="float" office:value="0.114737198436859" calcext:value-type="float">
            <text:p><text:s/>0.115 <text:s text:c="3"/></text:p>
          </table:table-cell>
          <table:table-cell table:style-name="ce7" office:value-type="float" office:value="0.18181818" calcext:value-type="float">
            <text:p><text:s/>0.182 <text:s text:c="3"/></text:p>
          </table:table-cell>
          <table:table-cell table:style-name="ce5" office:value-type="float" office:value="0.090361446" calcext:value-type="float">
            <text:p><text:s/>0.090 <text:s text:c="3"/></text:p>
          </table:table-cell>
          <table:table-cell table:style-name="ce4" office:value-type="float" office:value="0.23404255" calcext:value-type="float">
            <text:p><text:s/>0.234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PZ" calcext:value-type="string">
            <text:p><text:s/>PZ </text:p>
          </table:table-cell>
          <table:table-cell table:style-name="ce4" office:value-type="float" office:value="0.05479452" calcext:value-type="float">
            <text:p><text:s/>0.055 <text:s text:c="3"/></text:p>
          </table:table-cell>
          <table:table-cell table:style-name="ce4" office:value-type="float" office:value="0.11811024" calcext:value-type="float">
            <text:p><text:s/>0.118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22105263" calcext:value-type="float">
            <text:p><text:s/>0.221 <text:s text:c="3"/></text:p>
          </table:table-cell>
          <table:table-cell table:style-name="ce1"/>
          <table:table-cell table:style-name="ce1" table:formula="of:=AVERAGE([.B16:.E16])" office:value-type="float" office:value="0.0984893475" calcext:value-type="float">
            <text:p><text:s/>0.098 <text:s text:c="3"/></text:p>
          </table:table-cell>
          <table:table-cell table:style-name="ce1" table:formula="of:=COM.MICROSOFT.STDEV.S([.B16:.E16])" office:value-type="float" office:value="0.0948966581092328" calcext:value-type="float">
            <text:p><text:s/>0.095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6" office:value-type="float" office:value="0.32323232" calcext:value-type="float">
            <text:p><text:s/>0.323 <text:s text:c="3"/></text:p>
          </table:table-cell>
          <table:table-cell table:style-name="ce6" office:value-type="float" office:value="0.10526316" calcext:value-type="float">
            <text:p><text:s/>0.105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16:.L16])" office:value-type="float" office:value="0.1146996275" calcext:value-type="float">
            <text:p><text:s/>0.115 <text:s text:c="3"/></text:p>
          </table:table-cell>
          <table:table-cell table:style-name="ce1" table:formula="of:=COM.MICROSOFT.STDEV.S([.I16:.L16])" office:value-type="float" office:value="0.145892335848956" calcext:value-type="float">
            <text:p><text:s/>0.146 <text:s text:c="3"/></text:p>
          </table:table-cell>
          <table:table-cell table:style-name="ce7" office:value-type="float" office:value="0.04545455" calcext:value-type="float">
            <text:p><text:s/>0.045 <text:s text:c="3"/></text:p>
          </table:table-cell>
          <table:table-cell table:style-name="ce5" office:value-type="float" office:value="0.048192771" calcext:value-type="float">
            <text:p><text:s/>0.048 <text:s text:c="3"/></text:p>
          </table:table-cell>
          <table:table-cell table:style-name="ce4" office:value-type="float" office:value="0.14893617" calcext:value-type="float">
            <text:p><text:s/>0.149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T3" calcext:value-type="string">
            <text:p><text:s/>T3 </text:p>
          </table:table-cell>
          <table:table-cell table:style-name="ce4" office:value-type="float" office:value="0.1369863" calcext:value-type="float">
            <text:p><text:s/>0.137 <text:s text:c="3"/></text:p>
          </table:table-cell>
          <table:table-cell table:style-name="ce4" office:value-type="float" office:value="0.22834646" calcext:value-type="float">
            <text:p><text:s/>0.228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27368421" calcext:value-type="float">
            <text:p><text:s/>0.274 <text:s text:c="3"/></text:p>
          </table:table-cell>
          <table:table-cell table:style-name="ce1"/>
          <table:table-cell table:style-name="ce1" table:formula="of:=AVERAGE([.B17:.E17])" office:value-type="float" office:value="0.1597542425" calcext:value-type="float">
            <text:p><text:s/>0.160 <text:s text:c="3"/></text:p>
          </table:table-cell>
          <table:table-cell table:style-name="ce1" table:formula="of:=COM.MICROSOFT.STDEV.S([.B17:.E17])" office:value-type="float" office:value="0.120726587790415" calcext:value-type="float">
            <text:p><text:s/>0.121 <text:s text:c="3"/></text:p>
          </table:table-cell>
          <table:table-cell table:style-name="ce6" office:value-type="float" office:value="0.075757576" calcext:value-type="float">
            <text:p><text:s/>0.076 <text:s text:c="3"/></text:p>
          </table:table-cell>
          <table:table-cell table:style-name="ce6" office:value-type="float" office:value="0.34343434" calcext:value-type="float">
            <text:p><text:s/>0.343 <text:s text:c="3"/></text:p>
          </table:table-cell>
          <table:table-cell table:style-name="ce6" office:value-type="float" office:value="0.10526316" calcext:value-type="float">
            <text:p><text:s/>0.105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17:.L17])" office:value-type="float" office:value="0.131113769" calcext:value-type="float">
            <text:p><text:s/>0.131 <text:s text:c="3"/></text:p>
          </table:table-cell>
          <table:table-cell table:style-name="ce1" table:formula="of:=COM.MICROSOFT.STDEV.S([.I17:.L17])" office:value-type="float" office:value="0.148327798451353" calcext:value-type="float">
            <text:p><text:s/>0.148 <text:s text:c="3"/></text:p>
          </table:table-cell>
          <table:table-cell table:style-name="ce7" office:value-type="float" office:value="0.09090909" calcext:value-type="float">
            <text:p><text:s/>0.091 <text:s text:c="3"/></text:p>
          </table:table-cell>
          <table:table-cell table:style-name="ce5" office:value-type="float" office:value="0.174698795" calcext:value-type="float">
            <text:p><text:s/>0.175 <text:s text:c="3"/></text:p>
          </table:table-cell>
          <table:table-cell table:style-name="ce4" office:value-type="float" office:value="0.14893617" calcext:value-type="float">
            <text:p><text:s/>0.149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T4" calcext:value-type="string">
            <text:p><text:s/>T4 </text:p>
          </table:table-cell>
          <table:table-cell table:style-name="ce4" office:value-type="float" office:value="0.16438356" calcext:value-type="float">
            <text:p><text:s/>0.164 <text:s text:c="3"/></text:p>
          </table:table-cell>
          <table:table-cell table:style-name="ce4" office:value-type="float" office:value="0.15748031" calcext:value-type="float">
            <text:p><text:s/>0.157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11578947" calcext:value-type="float">
            <text:p><text:s/>0.116 <text:s text:c="3"/></text:p>
          </table:table-cell>
          <table:table-cell table:style-name="ce1"/>
          <table:table-cell table:style-name="ce1" table:formula="of:=AVERAGE([.B18:.E18])" office:value-type="float" office:value="0.109413335" calcext:value-type="float">
            <text:p><text:s/>0.109 <text:s text:c="3"/></text:p>
          </table:table-cell>
          <table:table-cell table:style-name="ce1" table:formula="of:=COM.MICROSOFT.STDEV.S([.B18:.E18])" office:value-type="float" office:value="0.0760352828090611" calcext:value-type="float">
            <text:p><text:s/>0.076 <text:s text:c="3"/></text:p>
          </table:table-cell>
          <table:table-cell table:style-name="ce6" office:value-type="float" office:value="0.022727273" calcext:value-type="float">
            <text:p><text:s/>0.023 <text:s text:c="3"/></text:p>
          </table:table-cell>
          <table:table-cell table:style-name="ce6" office:value-type="float" office:value="0.35353535" calcext:value-type="float">
            <text:p><text:s/>0.354 <text:s text:c="3"/></text:p>
          </table:table-cell>
          <table:table-cell table:style-name="ce6" office:value-type="float" office:value="0.15789474" calcext:value-type="float">
            <text:p><text:s/>0.158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1" table:formula="of:=AVERAGE([.I18:.L18])" office:value-type="float" office:value="0.14111509825" calcext:value-type="float">
            <text:p><text:s/>0.141 <text:s text:c="3"/></text:p>
          </table:table-cell>
          <table:table-cell table:style-name="ce1" table:formula="of:=COM.MICROSOFT.STDEV.S([.I18:.L18])" office:value-type="float" office:value="0.154595074703841" calcext:value-type="float">
            <text:p><text:s/>0.155 <text:s text:c="3"/></text:p>
          </table:table-cell>
          <table:table-cell table:style-name="ce7" office:value-type="float" office:value="0" calcext:value-type="float">
            <text:p><text:s/>- <text:s text:c="5"/></text:p>
          </table:table-cell>
          <table:table-cell table:style-name="ce5" office:value-type="float" office:value="0.060240964" calcext:value-type="float">
            <text:p><text:s/>0.060 <text:s text:c="3"/></text:p>
          </table:table-cell>
          <table:table-cell table:style-name="ce4" office:value-type="float" office:value="0.27659574" calcext:value-type="float">
            <text:p><text:s/>0.277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T5" calcext:value-type="string">
            <text:p><text:s/>T5 </text:p>
          </table:table-cell>
          <table:table-cell table:style-name="ce4" office:value-type="float" office:value="0.1369863" calcext:value-type="float">
            <text:p><text:s/>0.137 <text:s text:c="3"/></text:p>
          </table:table-cell>
          <table:table-cell table:style-name="ce4" office:value-type="float" office:value="0.20472441" calcext:value-type="float">
            <text:p><text:s/>0.205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21052632" calcext:value-type="float">
            <text:p><text:s/>0.211 <text:s text:c="3"/></text:p>
          </table:table-cell>
          <table:table-cell table:style-name="ce1"/>
          <table:table-cell table:style-name="ce1" table:formula="of:=AVERAGE([.B19:.E19])" office:value-type="float" office:value="0.1380592575" calcext:value-type="float">
            <text:p><text:s/>0.138 <text:s text:c="3"/></text:p>
          </table:table-cell>
          <table:table-cell table:style-name="ce1" table:formula="of:=COM.MICROSOFT.STDEV.S([.B19:.E19])" office:value-type="float" office:value="0.0979068052188326" calcext:value-type="float">
            <text:p><text:s/>0.098 <text:s text:c="3"/></text:p>
          </table:table-cell>
          <table:table-cell table:style-name="ce6" office:value-type="float" office:value="0.037878788" calcext:value-type="float">
            <text:p><text:s/>0.038 <text:s text:c="3"/></text:p>
          </table:table-cell>
          <table:table-cell table:style-name="ce6" office:value-type="float" office:value="0.34343434" calcext:value-type="float">
            <text:p><text:s/>0.343 <text:s text:c="3"/></text:p>
          </table:table-cell>
          <table:table-cell table:style-name="ce6" office:value-type="float" office:value="0.13157895" calcext:value-type="float">
            <text:p><text:s/>0.132 <text:s text:c="3"/></text:p>
          </table:table-cell>
          <table:table-cell table:style-name="ce6" office:value-type="float" office:value="0.06060606" calcext:value-type="float">
            <text:p><text:s/>0.061 <text:s text:c="3"/></text:p>
          </table:table-cell>
          <table:table-cell table:style-name="ce1" table:formula="of:=AVERAGE([.I19:.L19])" office:value-type="float" office:value="0.1433745345" calcext:value-type="float">
            <text:p><text:s/>0.143 <text:s text:c="3"/></text:p>
          </table:table-cell>
          <table:table-cell table:style-name="ce1" table:formula="of:=COM.MICROSOFT.STDEV.S([.I19:.L19])" office:value-type="float" office:value="0.139215701330757" calcext:value-type="float">
            <text:p><text:s/>0.139 <text:s text:c="3"/></text:p>
          </table:table-cell>
          <table:table-cell table:style-name="ce7" office:value-type="float" office:value="0.09090909" calcext:value-type="float">
            <text:p><text:s/>0.091 <text:s text:c="3"/></text:p>
          </table:table-cell>
          <table:table-cell table:style-name="ce5" office:value-type="float" office:value="0.186746988" calcext:value-type="float">
            <text:p><text:s/>0.187 <text:s text:c="3"/></text:p>
          </table:table-cell>
          <table:table-cell table:style-name="ce4" office:value-type="float" office:value="0.31914894" calcext:value-type="float">
            <text:p><text:s/>0.319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T6" calcext:value-type="string">
            <text:p><text:s/>T6 </text:p>
          </table:table-cell>
          <table:table-cell table:style-name="ce4" office:value-type="float" office:value="0.20547945" calcext:value-type="float">
            <text:p><text:s/>0.205 <text:s text:c="3"/></text:p>
          </table:table-cell>
          <table:table-cell table:style-name="ce4" office:value-type="float" office:value="0.14173228" calcext:value-type="float">
            <text:p><text:s/>0.142 <text:s text:c="3"/></text:p>
          </table:table-cell>
          <table:table-cell table:style-name="ce5" office:value-type="float" office:value="0" calcext:value-type="float">
            <text:p><text:s/>- <text:s text:c="5"/></text:p>
          </table:table-cell>
          <table:table-cell table:style-name="ce4" office:value-type="float" office:value="0.26315789" calcext:value-type="float">
            <text:p><text:s/>0.263 <text:s text:c="3"/></text:p>
          </table:table-cell>
          <table:table-cell table:style-name="ce1"/>
          <table:table-cell table:style-name="ce1" table:formula="of:=AVERAGE([.B20:.E20])" office:value-type="float" office:value="0.152592405" calcext:value-type="float">
            <text:p><text:s/>0.153 <text:s text:c="3"/></text:p>
          </table:table-cell>
          <table:table-cell table:style-name="ce1" table:formula="of:=COM.MICROSOFT.STDEV.S([.B20:.E20])" office:value-type="float" office:value="0.113172656268813" calcext:value-type="float">
            <text:p><text:s/>0.113 <text:s text:c="3"/></text:p>
          </table:table-cell>
          <table:table-cell table:style-name="ce6" office:value-type="float" office:value="0.022727273" calcext:value-type="float">
            <text:p><text:s/>0.023 <text:s text:c="3"/></text:p>
          </table:table-cell>
          <table:table-cell table:style-name="ce6" office:value-type="float" office:value="0.24242424" calcext:value-type="float">
            <text:p><text:s/>0.242 <text:s text:c="3"/></text:p>
          </table:table-cell>
          <table:table-cell table:style-name="ce6" office:value-type="float" office:value="0.10526316" calcext:value-type="float">
            <text:p><text:s/>0.105 <text:s text:c="3"/></text:p>
          </table:table-cell>
          <table:table-cell table:style-name="ce6" office:value-type="float" office:value="0.06060606" calcext:value-type="float">
            <text:p><text:s/>0.061 <text:s text:c="3"/></text:p>
          </table:table-cell>
          <table:table-cell table:style-name="ce1" table:formula="of:=AVERAGE([.I20:.L20])" office:value-type="float" office:value="0.10775518325" calcext:value-type="float">
            <text:p><text:s/>0.108 <text:s text:c="3"/></text:p>
          </table:table-cell>
          <table:table-cell table:style-name="ce1" table:formula="of:=COM.MICROSOFT.STDEV.S([.I20:.L20])" office:value-type="float" office:value="0.0959075081707006" calcext:value-type="float">
            <text:p><text:s/>0.096 <text:s text:c="3"/></text:p>
          </table:table-cell>
          <table:table-cell table:style-name="ce7" office:value-type="float" office:value="0" calcext:value-type="float">
            <text:p><text:s/>- <text:s text:c="5"/></text:p>
          </table:table-cell>
          <table:table-cell table:style-name="ce5" office:value-type="float" office:value="0.054216867" calcext:value-type="float">
            <text:p><text:s/>0.054 <text:s text:c="3"/></text:p>
          </table:table-cell>
          <table:table-cell table:style-name="ce4" office:value-type="float" office:value="0.23404255" calcext:value-type="float">
            <text:p><text:s/>0.234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LOG" calcext:value-type="string">
            <text:p><text:s/>LOG </text:p>
          </table:table-cell>
          <table:table-cell table:style-name="ce4" office:value-type="float" office:value="0.08219178" calcext:value-type="float">
            <text:p><text:s/>0.082 <text:s text:c="3"/></text:p>
          </table:table-cell>
          <table:table-cell table:style-name="ce4" office:value-type="float" office:value="0.15748031" calcext:value-type="float">
            <text:p><text:s/>0.157 <text:s text:c="3"/></text:p>
          </table:table-cell>
          <table:table-cell table:style-name="ce5" office:value-type="float" office:value="0.01754386" calcext:value-type="float">
            <text:p><text:s/>0.018 <text:s text:c="3"/></text:p>
          </table:table-cell>
          <table:table-cell table:style-name="ce4" office:value-type="float" office:value="0.26315789" calcext:value-type="float">
            <text:p><text:s/>0.263 <text:s text:c="3"/></text:p>
          </table:table-cell>
          <table:table-cell table:style-name="ce1"/>
          <table:table-cell table:style-name="ce1" table:formula="of:=AVERAGE([.B21:.E21])" office:value-type="float" office:value="0.13009346" calcext:value-type="float">
            <text:p><text:s/>0.130 <text:s text:c="3"/></text:p>
          </table:table-cell>
          <table:table-cell table:style-name="ce1" table:formula="of:=COM.MICROSOFT.STDEV.S([.B21:.E21])" office:value-type="float" office:value="0.105543301526166" calcext:value-type="float">
            <text:p><text:s/>0.106 <text:s text:c="3"/></text:p>
          </table:table-cell>
          <table:table-cell table:style-name="ce6" office:value-type="float" office:value="0.037878788" calcext:value-type="float">
            <text:p><text:s/>0.038 <text:s text:c="3"/></text:p>
          </table:table-cell>
          <table:table-cell table:style-name="ce6" office:value-type="float" office:value="0.11111111" calcext:value-type="float">
            <text:p><text:s/>0.111 <text:s text:c="3"/></text:p>
          </table:table-cell>
          <table:table-cell table:style-name="ce6" office:value-type="float" office:value="0.05263158" calcext:value-type="float">
            <text:p><text:s/>0.053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21:.L21])" office:value-type="float" office:value="0.0504053695" calcext:value-type="float">
            <text:p><text:s/>0.050 <text:s text:c="3"/></text:p>
          </table:table-cell>
          <table:table-cell table:style-name="ce1" table:formula="of:=COM.MICROSOFT.STDEV.S([.I21:.L21])" office:value-type="float" office:value="0.0461438311563287" calcext:value-type="float">
            <text:p><text:s/>0.046 <text:s text:c="3"/></text:p>
          </table:table-cell>
          <table:table-cell table:style-name="ce7" office:value-type="float" office:value="0.04545455" calcext:value-type="float">
            <text:p><text:s/>0.045 <text:s text:c="3"/></text:p>
          </table:table-cell>
          <table:table-cell table:style-name="ce5" office:value-type="float" office:value="0.048192771" calcext:value-type="float">
            <text:p><text:s/>0.048 <text:s text:c="3"/></text:p>
          </table:table-cell>
          <table:table-cell table:style-name="ce4" office:value-type="float" office:value="0.27659574" calcext:value-type="float">
            <text:p><text:s/>0.277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ROG" calcext:value-type="string">
            <text:p><text:s/>ROG </text:p>
          </table:table-cell>
          <table:table-cell table:style-name="ce4" office:value-type="float" office:value="0.08219178" calcext:value-type="float">
            <text:p><text:s/>0.082 <text:s text:c="3"/></text:p>
          </table:table-cell>
          <table:table-cell table:style-name="ce4" office:value-type="float" office:value="0.16535433" calcext:value-type="float">
            <text:p><text:s/>0.165 <text:s text:c="3"/></text:p>
          </table:table-cell>
          <table:table-cell table:style-name="ce5" office:value-type="float" office:value="0.005847953" calcext:value-type="float">
            <text:p><text:s/>0.006 <text:s text:c="3"/></text:p>
          </table:table-cell>
          <table:table-cell table:style-name="ce4" office:value-type="float" office:value="0.31578947" calcext:value-type="float">
            <text:p><text:s/>0.316 <text:s text:c="3"/></text:p>
          </table:table-cell>
          <table:table-cell table:style-name="ce1"/>
          <table:table-cell table:style-name="ce1" table:formula="of:=AVERAGE([.B22:.E22])" office:value-type="float" office:value="0.14229588325" calcext:value-type="float">
            <text:p><text:s/>0.142 <text:s text:c="3"/></text:p>
          </table:table-cell>
          <table:table-cell table:style-name="ce1" table:formula="of:=COM.MICROSOFT.STDEV.S([.B22:.E22])" office:value-type="float" office:value="0.132743182507801" calcext:value-type="float">
            <text:p><text:s/>0.133 <text:s text:c="3"/></text:p>
          </table:table-cell>
          <table:table-cell table:style-name="ce6" office:value-type="float" office:value="0.068181818" calcext:value-type="float">
            <text:p><text:s/>0.068 <text:s text:c="3"/></text:p>
          </table:table-cell>
          <table:table-cell table:style-name="ce6" office:value-type="float" office:value="0.07070707" calcext:value-type="float">
            <text:p><text:s/>0.071 <text:s text:c="3"/></text:p>
          </table:table-cell>
          <table:table-cell table:style-name="ce6" office:value-type="float" office:value="0.10526316" calcext:value-type="float">
            <text:p><text:s/>0.105 <text:s text:c="3"/></text:p>
          </table:table-cell>
          <table:table-cell table:style-name="ce6" office:value-type="float" office:value="0.03030303" calcext:value-type="float">
            <text:p><text:s/>0.030 <text:s text:c="3"/></text:p>
          </table:table-cell>
          <table:table-cell table:style-name="ce1" table:formula="of:=AVERAGE([.I22:.L22])" office:value-type="float" office:value="0.0686137695" calcext:value-type="float">
            <text:p><text:s/>0.069 <text:s text:c="3"/></text:p>
          </table:table-cell>
          <table:table-cell table:style-name="ce1" table:formula="of:=COM.MICROSOFT.STDEV.S([.I22:.L22])" office:value-type="float" office:value="0.0306347247098235" calcext:value-type="float">
            <text:p><text:s/>0.031 <text:s text:c="3"/></text:p>
          </table:table-cell>
          <table:table-cell table:style-name="ce7" office:value-type="float" office:value="0" calcext:value-type="float">
            <text:p><text:s/>- <text:s text:c="5"/></text:p>
          </table:table-cell>
          <table:table-cell table:style-name="ce5" office:value-type="float" office:value="0.114457831" calcext:value-type="float">
            <text:p><text:s/>0.114 <text:s text:c="3"/></text:p>
          </table:table-cell>
          <table:table-cell table:style-name="ce4" office:value-type="float" office:value="0.34042553" calcext:value-type="float">
            <text:p><text:s/>0.340 <text:s text:c="3"/></text:p>
          </table:table-cell>
          <table:table-cell table:number-columns-repeated="1007"/>
        </table:table-row>
        <table:table-row table:style-name="ro1">
          <table:table-cell table:style-name="ce2" office:value-type="string" office:string-value="EMG" calcext:value-type="string">
            <text:p><text:s/>EMG </text:p>
          </table:table-cell>
          <table:table-cell table:style-name="ce4" office:value-type="float" office:value="0.19178082" calcext:value-type="float">
            <text:p><text:s/>0.192 <text:s text:c="3"/></text:p>
          </table:table-cell>
          <table:table-cell table:style-name="ce4" office:value-type="float" office:value="0.08661417" calcext:value-type="float">
            <text:p><text:s/>0.087 <text:s text:c="3"/></text:p>
          </table:table-cell>
          <table:table-cell table:style-name="ce5" office:value-type="float" office:value="0.011695906" calcext:value-type="float">
            <text:p><text:s/>0.012 <text:s text:c="3"/></text:p>
          </table:table-cell>
          <table:table-cell table:style-name="ce4" office:value-type="float" office:value="0" calcext:value-type="float">
            <text:p><text:s/>- <text:s text:c="5"/></text:p>
          </table:table-cell>
          <table:table-cell table:style-name="ce1"/>
          <table:table-cell table:style-name="ce1" table:formula="of:=AVERAGE([.B23:.E23])" office:value-type="float" office:value="0.072522724" calcext:value-type="float">
            <text:p><text:s/>0.073 <text:s text:c="3"/></text:p>
          </table:table-cell>
          <table:table-cell table:style-name="ce1" table:formula="of:=COM.MICROSOFT.STDEV.S([.B23:.E23])" office:value-type="float" office:value="0.088280820107015" calcext:value-type="float">
            <text:p><text:s/>0.088 <text:s text:c="3"/></text:p>
          </table:table-cell>
          <table:table-cell table:style-name="ce6" office:value-type="float" office:value="0.106060606" calcext:value-type="float">
            <text:p><text:s/>0.106 <text:s text:c="3"/></text:p>
          </table:table-cell>
          <table:table-cell table:style-name="ce6" office:value-type="float" office:value="0.16161616" calcext:value-type="float">
            <text:p><text:s/>0.162 <text:s text:c="3"/></text:p>
          </table:table-cell>
          <table:table-cell table:style-name="ce6" office:value-type="float" office:value="0.10526316" calcext:value-type="float">
            <text:p><text:s/>0.105 <text:s text:c="3"/></text:p>
          </table:table-cell>
          <table:table-cell table:style-name="ce6" office:value-type="float" office:value="0" calcext:value-type="float">
            <text:p><text:s/>- <text:s text:c="5"/></text:p>
          </table:table-cell>
          <table:table-cell table:style-name="ce1" table:formula="of:=AVERAGE([.I23:.L23])" office:value-type="float" office:value="0.0932349815" calcext:value-type="float">
            <text:p><text:s/>0.093 <text:s text:c="3"/></text:p>
          </table:table-cell>
          <table:table-cell table:style-name="ce1" table:formula="of:=COM.MICROSOFT.STDEV.S([.I23:.L23])" office:value-type="float" office:value="0.0675226408206834" calcext:value-type="float">
            <text:p><text:s/>0.068 <text:s text:c="3"/></text:p>
          </table:table-cell>
          <table:table-cell table:style-name="ce7" office:value-type="float" office:value="0" calcext:value-type="float">
            <text:p><text:s/>- <text:s text:c="5"/></text:p>
          </table:table-cell>
          <table:table-cell table:style-name="ce5" office:value-type="float" office:value="0.018072289" calcext:value-type="float">
            <text:p><text:s/>0.018 <text:s text:c="3"/></text:p>
          </table:table-cell>
          <table:table-cell table:style-name="ce4" office:value-type="float" office:value="0.0212766" calcext:value-type="float">
            <text:p><text:s/>0.021 <text:s text:c="3"/></text:p>
          </table:table-cell>
          <table:table-cell table:number-columns-repeated="100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3" loext:min-decimal-places="3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MX">
      <loext:text> </loext:text>
      <loext:fill-character> </loext:fill-character>
      <number:text>- </number:text>
    </number:number-style>
    <number:text-style style:name="N10115" number:language="es" number:country="MX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currency-style style:name="N10116P0" style:volatile="true" number:language="es" number:country="MX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16P2" style:volatile="true" number:language="es" number:country="MX">
      <number:text> </number:text>
      <number:currency-symbol/>
      <loext:fill-character> </loext:fill-character>
      <number:text>- </number:text>
    </number:currency-style>
    <number:text-style style:name="N10116" number:language="es" number:country="MX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currency-style style:name="N10117P0" style:volatile="true" number:language="es" number:country="MX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17P2" style:volatile="true" number:language="es" number:country="MX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17" number:language="es" number:country="MX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5:12:12.845521181</meta:creation-date>
    <dc:date>2017-03-29T15:13:22.434590039</dc:date>
    <meta:editing-duration>PT1M10S</meta:editing-duration>
    <meta:editing-cycles>1</meta:editing-cycles>
    <meta:document-statistic meta:table-count="1" meta:cell-count="364" meta:object-count="0"/>
    <meta:generator>LibreOffice/5.1.6.2$Linux_x86 LibreOffice_project/10m0$Build-2</meta:generator>
  </office:meta>
</office:document-meta>
</file>